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4ed87" officeooo:paragraph-rsid="0014ed87"/>
    </style:style>
    <style:style style:name="P2" style:family="paragraph" style:parent-style-name="Standard">
      <style:paragraph-properties fo:margin-left="0.4925in" fo:margin-right="0in" fo:text-indent="0in" style:auto-text-indent="false"/>
      <style:text-properties style:font-name="Liberation Mono" officeooo:rsid="0014ed87" officeooo:paragraph-rsid="0014ed87"/>
    </style:style>
    <style:style style:name="P3" style:family="paragraph" style:parent-style-name="Standard">
      <style:text-properties officeooo:rsid="001597f7" officeooo:paragraph-rsid="001597f7"/>
    </style:style>
    <style:style style:name="P4" style:family="paragraph" style:parent-style-name="Text_20_body">
      <style:paragraph-properties fo:margin-left="0in" fo:margin-right="0in" fo:text-align="start" style:justify-single-word="false" fo:text-indent="0in" style:auto-text-indent="false"/>
      <style:text-properties style:font-name="Liberation Serif" officeooo:rsid="001aeb5d" officeooo:paragraph-rsid="001597f7"/>
    </style:style>
    <style:style style:name="P5" style:family="paragraph" style:parent-style-name="Standard" style:list-style-name="L1">
      <style:text-properties officeooo:rsid="0014ed87" officeooo:paragraph-rsid="0014ed87"/>
    </style:style>
    <style:style style:name="P6" style:family="paragraph" style:parent-style-name="Standard">
      <style:text-properties fo:font-style="normal" officeooo:rsid="001597f7" officeooo:paragraph-rsid="001597f7" style:font-style-asian="normal" style:font-style-complex="normal"/>
    </style:style>
    <style:style style:name="P7" style:family="paragraph" style:parent-style-name="Text_20_body">
      <style:paragraph-properties fo:margin-left="0.4925in" fo:margin-right="0in" fo:text-align="start" style:justify-single-word="false" fo:text-indent="0in" style:auto-text-indent="false"/>
      <style:text-properties style:font-name="Liberation Sans" officeooo:rsid="001aeb5d" officeooo:paragraph-rsid="001597f7"/>
    </style:style>
    <style:style style:name="P8" style:family="paragraph" style:parent-style-name="Text_20_body">
      <style:paragraph-properties fo:margin-left="0.4925in" fo:margin-right="0in" fo:text-align="start" style:justify-single-word="false" fo:text-indent="0in" style:auto-text-indent="false"/>
      <style:text-properties style:font-name="Lato" officeooo:rsid="00303547" officeooo:paragraph-rsid="0019fd11"/>
    </style:style>
    <style:style style:name="P9" style:family="paragraph" style:parent-style-name="Text_20_body">
      <style:paragraph-properties fo:margin-left="0in" fo:margin-right="0in" fo:text-align="start" style:justify-single-word="false" fo:text-indent="0in" style:auto-text-indent="false"/>
      <style:text-properties style:font-name="Lato" officeooo:rsid="001ab535" officeooo:paragraph-rsid="001ab535"/>
    </style:style>
    <style:style style:name="P10" style:family="paragraph" style:parent-style-name="Text_20_body">
      <style:paragraph-properties fo:margin-left="0in" fo:margin-right="0in" fo:text-align="start" style:justify-single-word="false" fo:text-indent="0in" style:auto-text-indent="false"/>
      <style:text-properties style:font-name="Lato" officeooo:rsid="002c5182" officeooo:paragraph-rsid="001ab535"/>
    </style:style>
    <style:style style:name="P11" style:family="paragraph" style:parent-style-name="Text_20_body">
      <style:paragraph-properties fo:margin-left="0.4925in" fo:margin-right="0in" fo:text-align="start" style:justify-single-word="false" fo:text-indent="0in" style:auto-text-indent="false"/>
      <style:text-properties style:font-name="Lato" officeooo:rsid="002c5182" officeooo:paragraph-rsid="001ab535"/>
    </style:style>
    <style:style style:name="P12" style:family="paragraph" style:parent-style-name="Text_20_body">
      <style:paragraph-properties fo:margin-left="0.4925in" fo:margin-right="0in" fo:margin-top="0in" fo:margin-bottom="0in" style:contextual-spacing="false" fo:text-align="start" style:justify-single-word="false" fo:text-indent="0in" style:auto-text-indent="false"/>
      <style:text-properties style:font-name="Lato" officeooo:rsid="002c5182" officeooo:paragraph-rsid="001ab535"/>
    </style:style>
    <style:style style:name="T1" style:family="text">
      <style:text-properties fo:font-style="italic" style:font-style-asian="italic" style:font-style-complex="italic"/>
    </style:style>
    <style:style style:name="T2" style:family="text">
      <style:text-properties fo:font-style="italic" officeooo:rsid="001597f7"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dcb66" style:font-style-asian="normal" style:font-style-complex="normal"/>
    </style:style>
    <style:style style:name="T6" style:family="text">
      <style:text-properties fo:font-style="normal" officeooo:rsid="001597f7" style:font-style-asian="normal" style:font-style-complex="normal"/>
    </style:style>
    <style:style style:name="T7" style:family="text">
      <style:text-properties fo:font-style="normal" officeooo:rsid="00187309" style:font-style-asian="normal" style:font-style-complex="normal"/>
    </style:style>
    <style:style style:name="T8" style:family="text">
      <style:text-properties fo:font-style="normal" officeooo:rsid="002ccf37" style:font-style-asian="normal" style:font-style-complex="normal"/>
    </style:style>
    <style:style style:name="T9" style:family="text">
      <style:text-properties fo:font-style="normal" officeooo:rsid="002e90c3" style:font-style-asian="normal" style:font-style-complex="normal"/>
    </style:style>
    <style:style style:name="T10" style:family="text">
      <style:text-properties fo:font-style="normal" officeooo:rsid="003002c1" style:font-style-asian="normal" style:font-style-complex="normal"/>
    </style:style>
    <style:style style:name="T11" style:family="text">
      <style:text-properties fo:font-style="normal" officeooo:rsid="001abd2a"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1dcb66" style:font-style-asian="normal" style:font-weight-asian="bold" style:font-style-complex="normal" style:font-weight-complex="bold"/>
    </style:style>
    <style:style style:name="T14" style:family="text">
      <style:text-properties style:font-name="Lato" officeooo:rsid="002c518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ing Guide</text:p>
      <text:p text:style-name="P1"/>
      <text:p text:style-name="P1">This still cover the “sylibi” elements of Fertile-Framework as the concepts map to traditional learning so that the book may be used in the classroom, wether it be homeschool or public education … even so bold as to say as a collage level curriculum or at least as a supplement text to be used in CIS and MIS or general IT continuing education. </text:p>
      <text:p text:style-name="P1"/>
      <text:p text:style-name="P1"/>
      <text:p text:style-name="P2">A liberal arts degree includes the study of history, literature, writing, philosophy, sociology, psychology, creative arts and more. These programs are designed to help you formulate compelling arguments, communicate well and solve problems.</text:p>
      <text:p text:style-name="P1"/>
      <text:list xml:id="list3264013343" text:style-name="L1">
        <text:list-item>
          <text:p text:style-name="P5">Reading</text:p>
        </text:list-item>
        <text:list-item>
          <text:p text:style-name="P5">Science</text:p>
        </text:list-item>
        <text:list-item>
          <text:p text:style-name="P5">Math</text:p>
        </text:list-item>
        <text:list-item>
          <text:p text:style-name="P5">Engineering</text:p>
        </text:list-item>
        <text:list-item>
          <text:p text:style-name="P5">Creative Arts</text:p>
        </text:list-item>
        <text:list-item>
          <text:p text:style-name="P5">Schol Studies (History and Politics)</text:p>
        </text:list-item>
        <text:list-item>
          <text:p text:style-name="P5">Humanities</text:p>
        </text:list-item>
      </text:list>
      <text:p text:style-name="P1"/>
      <text:h text:style-name="Heading_20_1" text:outline-level="1">Book Series</text:h>
      <text:p text:style-name="P3"><text:tab/>There is so much to cover, we have broken the concepts into vertical slices and mulitable books. Some will cover a vertical slice such as <text:span text:style-name="T1">Computers, Communication, etc.</text:span> while others will be deeper dives and cover specific topics such as <text:span text:style-name="T1">Network Programming </text:span><text:span text:style-name="T3"><text:s/>or </text:span><text:span text:style-name="T1">Firmware.</text:span></text:p>
      <text:p text:style-name="P6"/>
      <text:h text:style-name="Heading_20_1" text:outline-level="1"><text:span text:style-name="T6">T</text:span><text:span text:style-name="T3">hings to Keep</text:span></text:h>
      <text:p text:style-name="P4"><text:span text:style-name="T7">( Yah I know these are really notes, but just get the ideas down and refactor, refactor, refactor)</text:span><text:span text:style-name="T6"><text:line-break/>This was going to be the summary for Chapter One but really should be put into its own </text:span><text:span text:style-name="T2">History book </text:span></text:p>
      <text:p text:style-name="P7"><text:span text:style-name="T1">Fertile Framework, </text:span><text:span text:style-name="T3">is an introduction to the approach and philosophy of our framework. Our mission is to create a sustainable learning path for hackers of all ages. We stand on the shoulders of those who came before us. Framing our approach </text:span><text:span text:style-name="T4">with lessons from founders of what started this whole movement in the first place. Richard Stallman, Eric Raymond, Steve Woznack and many early hackers that spirited not only the micro-computer revolution but also a sense that people not governments or corporations should be at the center of benefiting from quite possibly the most important advancement for mankind since the printing press. </text:span><text:span text:style-name="T5">We will provide an overview of hardware, software, and methods to start your journey to hackery. </text:span></text:p>
      <text:p text:style-name="P7"><text:span text:style-name="T5"/></text:p>
      <text:p text:style-name="P8"><text:soft-page-break/><text:span text:style-name="T5">We posit that a wholistic approach while not always popular or easy to understand is critical to ensuring personal freedoms. Wether by conspiracy or laziness the path of least resistance is for us to just sit back and let someone else know how it works, to tell us how to think, work, live and play. Don’t question … you might just get an answer.</text:span></text:p>
      <text:p text:style-name="P8"><text:span text:style-name="T5"/></text:p>
      <text:p text:style-name="P9"><text:span text:style-name="T13">I</text:span><text:span text:style-name="T12">ntended Audience:</text:span><text:span text:style-name="T3"><text:line-break/></text:span></text:p>
      <text:p text:style-name="P11"><text:span text:style-name="T8">Are you </text:span><text:span text:style-name="T3">always seeking that common pattern that unlocks a universal understanding of everything? Do you reject the answer “Its complicated” or “Its magic to me”. </text:span><text:span text:style-name="T8">Do you love diving in so deep into a topic that when you try to talk to others you feel a sense of awkwardness as you watch their eyes glaze over </text:span><text:span text:style-name="T9">as</text:span><text:span text:style-name="T8"> you start talking about your latest interest? … do you even notice as they glaze over? Ever have a hunch that “rules” are actually arbitrary constructs and not actually based on </text:span><text:span text:style-name="T9">well anything tangible</text:span><text:span text:style-name="T8">? </text:span><text:span text:style-name="T9">Do you learn best by experimentation, even like to have a little fun with it? Interested in getting paid good money for all these </text:span><text:span text:style-name="T10">and other “neurodivergent”</text:span><text:span text:style-name="T9"> attributes? Well you might just be a hacker! And this book is for you. It offers an entry point for the infinitely curious individual looking to get started or re-frame and dive deeper into a universe that everyone uses and benefits mankind but few truly understand. </text:span></text:p>
      <text:p text:style-name="P11"><text:span text:style-name="T9"/></text:p>
      <text:p text:style-name="P11"><text:span text:style-name="T9"/></text:p>
      <text:p text:style-name="P10"><text:span text:style-name="T9">Table of Contents: </text:span><text:span text:style-name="T11">(AI Generated)</text:span></text:p>
      <text:p text:style-name="P12"><text:span text:style-name="T9">1. Introduction to the Digital Universe</text:span></text:p>
      <text:p text:style-name="P12"><text:span text:style-name="T9">2. The Basics of Modern Computing</text:span></text:p>
      <text:p text:style-name="P12"><text:span text:style-name="T9">3. From Bits to Bytes: Understanding Binary and Hexadecimal Systems</text:span></text:p>
      <text:p text:style-name="P12"><text:span text:style-name="T9">4. The Power of Instructions: Exploring Programming Languages</text:span></text:p>
      <text:p text:style-name="P12"><text:span text:style-name="T9">5. Memory and Storage: Where Data Lives</text:span></text:p>
      <text:p text:style-name="P12"><text:span text:style-name="T9">6. Processors and Performance: The Heart of Computing</text:span></text:p>
      <text:p text:style-name="P12"><text:span text:style-name="T9">7. Input/Output Operations: Communicating with the Outside World</text:span></text:p>
      <text:p text:style-name="P12"><text:span text:style-name="T9">8. Networking: Connecting Devices and People</text:span></text:p>
      <text:p text:style-name="P12"><text:span text:style-name="T9">9. The Cloud: Distributed Computing and Its Applications</text:span></text:p>
      <text:p text:style-name="P12"><text:span text:style-name="T9">10. Security in the Digital Universe</text:span></text:p>
      <text:p text:style-name="P12"><text:span text:style-name="T9">11. Embedded Systems: Computing in Everyday Objects</text:span></text:p>
      <text:p text:style-name="P12"><text:span text:style-name="T9">12. Artificial Intelligence and Machine Learning: The Future of Computing</text:span></text:p>
      <text:p text:style-name="P12"><text:span text:style-name="T9">13. Conclusion and Next Steps</text:span></text:p>
      <text:p text:style-name="P12"><text:span text:style-name="T9"/></text:p>
      <text:p text:style-name="P12"><text:span text:style-name="T9">Each chapter will cover a different aspect of modern computing, from the basics of binary and hexadecimal systems to the power of artificial intelligence and machine learning. The book will provide a solid foundation for readers who want to explore the </text:span><text:soft-page-break/><text:span text:style-name="T9">world of computing in depth. By the end of this book, readers will have a comprehensive understanding of how the digital universe works and be able to apply their knowledge to real-world scenarios.</text:span></text:p>
      <text:p text:style-name="P12"><text:span text:style-name="T9"/></text:p>
      <text:p text:style-name="P12"><text:span text:style-name="T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9T06:56:17.702897119</meta:creation-date>
    <dc:date>2023-11-30T15:50:33.054623059</dc:date>
    <meta:editing-duration>PT6H29M13S</meta:editing-duration>
    <meta:editing-cycles>6</meta:editing-cycles>
    <meta:generator>LibreOffice/7.3.7.2$Linux_X86_64 LibreOffice_project/30$Build-2</meta:generator>
    <dc:creator>Andrew Brady</dc:creator>
    <meta:document-statistic meta:table-count="0" meta:image-count="0" meta:object-count="0" meta:page-count="3" meta:paragraph-count="33" meta:word-count="727" meta:character-count="4351" meta:non-whitespace-character-count="3657"/>
  </office:meta>
</office:document-meta>
</file>